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OpenSymbol" svg:font-family="OpenSymbol"/>
    <style:font-face style:name="monospace" svg:font-family="monospace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style:font-name="Ubuntu Mono" officeooo:paragraph-rsid="000a0c7d"/>
    </style:style>
    <style:style style:name="P2" style:family="paragraph" style:parent-style-name="Normal" style:list-style-name="L1">
      <style:paragraph-properties fo:margin-left="0.508cm" fo:margin-right="0cm" fo:text-indent="0cm" style:auto-text-indent="false"/>
    </style:style>
    <style:style style:name="P3" style:family="paragraph" style:parent-style-name="Normal" style:list-style-name="L2">
      <style:paragraph-properties fo:margin-left="0.508cm" fo:margin-right="0cm" fo:text-indent="0cm" style:auto-text-indent="false"/>
    </style:style>
    <style:style style:name="P4" style:family="paragraph" style:parent-style-name="Normal" style:list-style-name="L3">
      <style:paragraph-properties fo:margin-left="0.508cm" fo:margin-right="0cm" fo:text-indent="0cm" style:auto-text-indent="false"/>
    </style:style>
    <style:style style:name="P5" style:family="paragraph" style:parent-style-name="Normal" style:list-style-name="L4">
      <style:paragraph-properties fo:margin-left="0.508cm" fo:margin-right="0cm" fo:text-indent="0cm" style:auto-text-indent="false"/>
    </style:style>
    <style:style style:name="P6" style:family="paragraph" style:parent-style-name="Normal" style:list-style-name="L4">
      <style:paragraph-properties fo:margin-left="0.508cm" fo:margin-right="0cm" fo:text-indent="0cm" style:auto-text-indent="false"/>
      <style:text-properties fo:font-weight="bold"/>
    </style:style>
    <style:style style:name="P7" style:family="paragraph" style:parent-style-name="Normal" style:list-style-name="L5">
      <style:paragraph-properties fo:margin-left="0.508cm" fo:margin-right="0cm" fo:text-indent="0cm" style:auto-text-indent="false"/>
      <style:text-properties fo:font-weight="bold"/>
    </style:style>
    <style:style style:name="P8" style:family="paragraph" style:parent-style-name="Normal" style:list-style-name="L8">
      <style:paragraph-properties fo:margin-left="0.508cm" fo:margin-right="0cm" fo:text-indent="0cm" style:auto-text-indent="false"/>
      <style:text-properties fo:font-weight="bold"/>
    </style:style>
    <style:style style:name="P9" style:family="paragraph" style:parent-style-name="Normal" style:list-style-name="L9">
      <style:paragraph-properties fo:margin-left="0.508cm" fo:margin-right="0cm" fo:text-indent="0cm" style:auto-text-indent="false"/>
      <style:text-properties fo:font-weight="bold"/>
    </style:style>
    <style:style style:name="P10" style:family="paragraph" style:parent-style-name="Normal" style:list-style-name="L5">
      <style:paragraph-properties fo:margin-left="0.508cm" fo:margin-right="0cm" fo:text-indent="0cm" style:auto-text-indent="false"/>
    </style:style>
    <style:style style:name="P11" style:family="paragraph" style:parent-style-name="Normal" style:list-style-name="L6">
      <style:paragraph-properties fo:margin-left="0.508cm" fo:margin-right="0cm" fo:text-indent="0cm" style:auto-text-indent="false"/>
    </style:style>
    <style:style style:name="P12" style:family="paragraph" style:parent-style-name="Normal" style:list-style-name="L7">
      <style:paragraph-properties fo:margin-left="0.508cm" fo:margin-right="0cm" fo:text-indent="0cm" style:auto-text-indent="false"/>
    </style:style>
    <style:style style:name="P13" style:family="paragraph" style:parent-style-name="Normal" style:list-style-name="L8">
      <style:paragraph-properties fo:margin-left="0.508cm" fo:margin-right="0cm" fo:text-indent="0cm" style:auto-text-indent="false"/>
    </style:style>
    <style:style style:name="P14" style:family="paragraph" style:parent-style-name="Normal" style:list-style-name="L9">
      <style:paragraph-properties fo:margin-left="0.508cm" fo:margin-right="0cm" fo:text-indent="0cm" style:auto-text-indent="false"/>
    </style:style>
    <style:style style:name="P15" style:family="paragraph" style:parent-style-name="Normal" style:list-style-name="L10">
      <style:paragraph-properties fo:margin-left="0.508cm" fo:margin-right="0cm" fo:text-indent="0cm" style:auto-text-indent="false"/>
    </style:style>
    <style:style style:name="P16" style:family="paragraph" style:parent-style-name="Normal" style:list-style-name="L11">
      <style:paragraph-properties fo:margin-left="0.508cm" fo:margin-right="0cm" fo:text-indent="0cm" style:auto-text-indent="false"/>
    </style:style>
    <style:style style:name="P17" style:family="paragraph" style:parent-style-name="Normal" style:list-style-name="L12">
      <style:paragraph-properties fo:margin-left="0.508cm" fo:margin-right="0cm" fo:text-indent="0cm" style:auto-text-indent="false"/>
    </style:style>
    <style:style style:name="P18" style:family="paragraph" style:parent-style-name="Normal" style:list-style-name="L13">
      <style:paragraph-properties fo:margin-left="0.508cm" fo:margin-right="0cm" fo:text-indent="0cm" style:auto-text-indent="false"/>
    </style:style>
    <style:style style:name="P19" style:family="paragraph" style:parent-style-name="Normal" style:list-style-name="L14">
      <style:paragraph-properties fo:margin-left="0.508cm" fo:margin-right="0cm" fo:text-indent="0cm" style:auto-text-indent="false"/>
    </style:style>
    <style:style style:name="P20" style:family="paragraph" style:parent-style-name="Normal" style:list-style-name="L15">
      <style:paragraph-properties fo:margin-left="0.508cm" fo:margin-right="0cm" fo:text-indent="0cm" style:auto-text-indent="false"/>
    </style:style>
    <style:style style:name="P21" style:family="paragraph" style:parent-style-name="Normal" style:list-style-name="L16">
      <style:paragraph-properties fo:margin-left="0.508cm" fo:margin-right="0cm" fo:text-indent="0cm" style:auto-text-indent="false"/>
    </style:style>
    <style:style style:name="P22" style:family="paragraph" style:parent-style-name="Normal" style:list-style-name="L2">
      <style:paragraph-properties fo:margin-left="1.778cm" fo:margin-right="0cm" fo:text-indent="0cm" style:auto-text-indent="false"/>
    </style:style>
    <style:style style:name="P23" style:family="paragraph" style:parent-style-name="Normal" style:list-style-name="L4">
      <style:paragraph-properties fo:margin-left="1.778cm" fo:margin-right="0cm" fo:text-indent="0cm" style:auto-text-indent="false"/>
    </style:style>
    <style:style style:name="P24" style:family="paragraph" style:parent-style-name="Normal" style:list-style-name="L5">
      <style:paragraph-properties fo:margin-left="1.778cm" fo:margin-right="0cm" fo:text-indent="0cm" style:auto-text-indent="false"/>
    </style:style>
    <style:style style:name="P25" style:family="paragraph" style:parent-style-name="Normal" style:list-style-name="L8">
      <style:paragraph-properties fo:margin-left="1.778cm" fo:margin-right="0cm" fo:text-indent="0cm" style:auto-text-indent="false"/>
    </style:style>
    <style:style style:name="P26" style:family="paragraph" style:parent-style-name="Normal" style:list-style-name="L9">
      <style:paragraph-properties fo:margin-left="1.778cm" fo:margin-right="0cm" fo:text-indent="0cm" style:auto-text-indent="false"/>
    </style:style>
    <style:style style:name="P27" style:family="paragraph" style:parent-style-name="Normal" style:list-style-name="L10">
      <style:paragraph-properties fo:margin-left="1.778cm" fo:margin-right="0cm" fo:text-indent="0cm" style:auto-text-indent="false"/>
    </style:style>
    <style:style style:name="P28" style:family="paragraph" style:parent-style-name="Normal" style:list-style-name="L11">
      <style:paragraph-properties fo:margin-left="1.778cm" fo:margin-right="0cm" fo:text-indent="0cm" style:auto-text-indent="false"/>
    </style:style>
    <style:style style:name="P29" style:family="paragraph" style:parent-style-name="Normal" style:list-style-name="L15">
      <style:paragraph-properties fo:margin-left="1.778cm" fo:margin-right="0cm" fo:text-indent="0cm" style:auto-text-indent="false"/>
      <style:text-properties fo:font-weight="bold"/>
    </style:style>
    <style:style style:name="P30" style:family="paragraph" style:parent-style-name="Normal" style:list-style-name="L15">
      <style:paragraph-properties fo:margin-left="3.048cm" fo:margin-right="0cm" fo:text-indent="0cm" style:auto-text-indent="false"/>
    </style:style>
    <style:style style:name="T1" style:family="text">
      <style:text-properties style:text-underline-style="solid" style:text-underline-width="auto" style:text-underline-color="font-color" fo:font-weight="bold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officeooo:rsid="000a0c7d"/>
    </style:style>
    <text:list-style style:name="L1">
      <text:list-level-style-bullet text:level="1" text:bullet-char="•">
        <style:list-level-properties text:min-label-width="0.762cm"/>
        <style:text-properties fo:font-family="FreeSerif" style:font-family-generic="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762cm"/>
        <style:text-properties fo:font-family="FreeSerif" style:font-family-generic="roman"/>
      </text:list-level-style-bullet>
      <text:list-level-style-bullet text:level="2" text:bullet-char="•">
        <style:list-level-properties text:min-label-width="0.762cm"/>
        <style:text-properties fo:font-family="FreeSerif" style:font-family-generic="roman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762cm"/>
        <style:text-properties fo:font-family="FreeSerif" style:font-family-generic="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762cm"/>
        <style:text-properties fo:font-family="FreeSerif" style:font-family-generic="roman"/>
      </text:list-level-style-bullet>
      <text:list-level-style-bullet text:level="2" text:bullet-char="•">
        <style:list-level-properties text:min-label-width="0.762cm"/>
        <style:text-properties fo:font-family="FreeSerif" style:font-family-generic="roman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762cm"/>
        <style:text-properties fo:font-family="FreeSerif" style:font-family-generic="roman"/>
      </text:list-level-style-bullet>
      <text:list-level-style-bullet text:level="2" text:bullet-char="•">
        <style:list-level-properties text:min-label-width="0.762cm"/>
        <style:text-properties fo:font-family="FreeSerif" style:font-family-generic="roman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762cm"/>
        <style:text-properties fo:font-family="FreeSerif" style:font-family-generic="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min-label-width="0.762cm"/>
        <style:text-properties fo:font-family="FreeSerif" style:font-family-generic="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min-label-width="0.762cm"/>
        <style:text-properties fo:font-family="FreeSerif" style:font-family-generic="roman"/>
      </text:list-level-style-bullet>
      <text:list-level-style-bullet text:level="2" text:bullet-char="•">
        <style:list-level-properties text:min-label-width="0.762cm"/>
        <style:text-properties fo:font-family="FreeSerif" style:font-family-generic="roman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bullet-char="•">
        <style:list-level-properties text:min-label-width="0.762cm"/>
        <style:text-properties fo:font-family="FreeSerif" style:font-family-generic="roman"/>
      </text:list-level-style-bullet>
      <text:list-level-style-bullet text:level="2" text:bullet-char="•">
        <style:list-level-properties text:min-label-width="0.762cm"/>
        <style:text-properties fo:font-family="FreeSerif" style:font-family-generic="roman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bullet-char="•">
        <style:list-level-properties text:min-label-width="0.762cm"/>
        <style:text-properties fo:font-family="FreeSerif" style:font-family-generic="roman"/>
      </text:list-level-style-bullet>
      <text:list-level-style-bullet text:level="2" text:bullet-char="•">
        <style:list-level-properties text:min-label-width="0.762cm"/>
        <style:text-properties fo:font-family="FreeSerif" style:font-family-generic="roman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bullet-char="•">
        <style:list-level-properties text:min-label-width="0.762cm"/>
        <style:text-properties fo:font-family="FreeSerif" style:font-family-generic="roman"/>
      </text:list-level-style-bullet>
      <text:list-level-style-bullet text:level="2" text:bullet-char="•">
        <style:list-level-properties text:min-label-width="0.762cm"/>
        <style:text-properties fo:font-family="FreeSerif" style:font-family-generic="roman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bullet-char="•">
        <style:list-level-properties text:min-label-width="0.762cm"/>
        <style:text-properties fo:font-family="FreeSerif" style:font-family-generic="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bullet-char="•">
        <style:list-level-properties text:min-label-width="0.762cm"/>
        <style:text-properties fo:font-family="FreeSerif" style:font-family-generic="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bullet-char="•">
        <style:list-level-properties text:min-label-width="0.762cm"/>
        <style:text-properties fo:font-family="FreeSerif" style:font-family-generic="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bullet-char="•">
        <style:list-level-properties text:min-label-width="0.762cm"/>
        <style:text-properties fo:font-family="FreeSerif" style:font-family-generic="roman"/>
      </text:list-level-style-bullet>
      <text:list-level-style-bullet text:level="2" text:bullet-char="•">
        <style:list-level-properties text:min-label-width="0.762cm"/>
        <style:text-properties fo:font-family="FreeSerif" style:font-family-generic="roman"/>
      </text:list-level-style-bullet>
      <text:list-level-style-bullet text:level="3" text:bullet-char="•">
        <style:list-level-properties text:min-label-width="0.762cm"/>
        <style:text-properties fo:font-family="FreeSerif" style:font-family-generic="roman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bullet-char="•">
        <style:list-level-properties text:min-label-width="0.762cm"/>
        <style:text-properties fo:font-family="FreeSerif" style:font-family-generic="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UT7-A1. Preguntas. Redes locales inalámbricas</text:span></text:p>
      <text:p text:style-name="P1"><text:span text:style-name="T5"/></text:p>
      <text:p text:style-name="P1"><text:span text:style-name="T5">DESCRIPCIÓN DE LA ACTIVIDAD</text:span></text:p>
      <text:p text:style-name="P1"><text:span text:style-name="T5"/></text:p>
      <text:p text:style-name="P1"><text:span text:style-name="T5">Instrucciones</text:span></text:p>
      <text:p text:style-name="P1"><text:span text:style-name="T5"/></text:p>
      <text:p text:style-name="P1"><text:span text:style-name="T5">Localiza en Internet recursos en los que se conteste a las preguntas que aparecen en este documento</text:span></text:p>
      <text:p text:style-name="P1"><text:span text:style-name="T5">Comparte en la comunidad de Google+ de clase, https://plus.google.com/u/1/communities/106425129083648047719 el recurso localizado. A la hora de compartir tienes que especificar a que pregunta o preguntas se contesta y hacerlo en la categoría de redes inalámbricas</text:span></text:p>
      <text:p text:style-name="P1"><text:span text:style-name="T5">Contesta a las preguntas en este documento</text:span></text:p>
      <text:p text:style-name="P1"><text:span text:style-name="T5">Lee lo que han aportado tus compañeros y complétalo o mejóralo. </text:span></text:p>
      <text:p text:style-name="P1"><text:span text:style-name="T5">Indica tu nombre entre paréntesis al final de cada aportación. </text:span></text:p>
      <text:p text:style-name="P1"><text:span text:style-name="T5">En el apartado recursos añade la URL del sitio web en el que encontraste la información.</text:span></text:p>
      <text:p text:style-name="P1"><text:span text:style-name="T5"/></text:p>
      <text:p text:style-name="P1"><text:span text:style-name="T5">IMPORTANTE: No copies y pegues directamente el texto sin elaborar desde páginas web, copia el texto a un editor de texto base (gedit, bloc de notas, ....), elabóralo y modifícalo en el editor de textos y luego pégalo aquí.</text:span></text:p>
      <text:p text:style-name="P1"><text:span text:style-name="T5"/></text:p>
      <text:p text:style-name="P1"><text:span text:style-name="T5">Criterios de calificación</text:span></text:p>
      <text:p text:style-name="P1"><text:span text:style-name="T5"/></text:p>
      <text:p text:style-name="P1"><text:span text:style-name="T5">A la hora de evaluar esta actividad se tendrá en cuenta:</text:span></text:p>
      <text:p text:style-name="P1"><text:span text:style-name="T5"/></text:p>
      <text:p text:style-name="P1"><text:span text:style-name="T5">La cantidad y calidad de las aportaciones.</text:span></text:p>
      <text:p text:style-name="P1"><text:span text:style-name="T5">Que las aportaciones concuerden y respondan a lo que se preguntan.</text:span></text:p>
      <text:p text:style-name="P1"><text:span text:style-name="T5">Que se sigan las intrucciones de la actividad</text:span></text:p>
      <text:p text:style-name="P1"><text:span text:style-name="T5">Apariencia homogenea</text:span></text:p>
      <text:p text:style-name="P1"><text:span text:style-name="T5">Errores de expresión y faltas de ortografía</text:span></text:p>
      <text:p text:style-name="P1"><text:span text:style-name="T5"/></text:p>
      <text:p text:style-name="P1"><text:span text:style-name="T5">PREGUNTAS</text:span></text:p>
      <text:p text:style-name="P1"><text:span text:style-name="T5"/></text:p>
      <text:p text:style-name="P1"><text:span text:style-name="T5">1. Localiza una o varias definiciones de red inalámbrica (o WLAN)</text:span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>2. Clasificación de las redes inalámbricas en cuanto a su alcance</text:span></text:p>
      <text:p text:style-name="P1"><text:span text:style-name="T5"/></text:p>
      <text:p text:style-name="P1"><text:span text:style-name="T5">Como se puede ver en la siguiente imagen: http://static.commentcamarche.net/es.kioskea.net/pictures/wireless-images-wpan-wlan-wman-wwan.png las redes inalámbricas se pueden clasificar en función de su alcance en WPAN, WLAN, WMAN y WWAN. Especifica para cada una de ellas cúal es su alcance y enumera varias tecnologías que sean de ese tipo.</text:span></text:p>
      <text:p text:style-name="P1"><text:span text:style-name="T5"/></text:p>
      <text:p text:style-name="P1"><text:span text:style-name="T5">WPAN</text:span></text:p>
      <text:p text:style-name="P1"><text:span text:style-name="T5"/></text:p>
      <text:p text:style-name="P1"><text:span text:style-name="T5">alcance:</text:span></text:p>
      <text:p text:style-name="P1"><text:span text:style-name="T5">tecnologías:</text:span></text:p>
      <text:p text:style-name="P1"><text:span text:style-name="T5"/></text:p>
      <text:p text:style-name="P1"><text:span text:style-name="T5">WLAN</text:span></text:p>
      <text:p text:style-name="P1"><text:span text:style-name="T5"/></text:p>
      <text:p text:style-name="P1"><text:span text:style-name="T5">alcance:</text:span></text:p>
      <text:p text:style-name="P1"><text:soft-page-break/><text:span text:style-name="T5">tecnologías:</text:span></text:p>
      <text:p text:style-name="P1"><text:span text:style-name="T5"/></text:p>
      <text:p text:style-name="P1"><text:span text:style-name="T5">WMAN</text:span></text:p>
      <text:p text:style-name="P1"><text:span text:style-name="T5"/></text:p>
      <text:p text:style-name="P1"><text:span text:style-name="T5">alcance:</text:span></text:p>
      <text:p text:style-name="P1"><text:span text:style-name="T5">tecnologías:</text:span></text:p>
      <text:p text:style-name="P1"><text:span text:style-name="T5"/></text:p>
      <text:p text:style-name="P1"><text:span text:style-name="T5">WWAN</text:span></text:p>
      <text:p text:style-name="P1"><text:span text:style-name="T5"/></text:p>
      <text:p text:style-name="P1"><text:span text:style-name="T5">alcance:</text:span></text:p>
      <text:p text:style-name="P1"><text:span text:style-name="T5">tecnologías:</text:span></text:p>
      <text:p text:style-name="P1"><text:span text:style-name="T5"/></text:p>
      <text:p text:style-name="P1"><text:span text:style-name="T5">3. Ventajas e inconvenientes de las redes locales</text:span></text:p>
      <text:p text:style-name="P1"><text:span text:style-name="T5"/></text:p>
      <text:p text:style-name="P1"><text:span text:style-name="T5">Describe las ventajas e inconvenientes de las redes locales inalámbricas, teniendo en cuenta, al menos, los siguientes aspectos: coste, tiempo de instalación, movilidad de usuarios, velocidad de transmisión, rendimiento con alto número de dispositivos, sensibilidad a interferencias, requerimientos de seguridad, ...</text:span></text:p>
      <text:p text:style-name="P1"><text:span text:style-name="T5"/></text:p>
      <text:p text:style-name="P1"><text:span text:style-name="T5">VENTAJAS</text:span></text:p>
      <text:p text:style-name="P1"><text:span text:style-name="T5"/></text:p>
      <text:p text:style-name="P1"><text:span text:style-name="T5">Menor tiempo de instalación: se emplea menos tiempo al no tener que instalar, cables, canalizaciones, rosetas, etc</text:span></text:p>
      <text:p text:style-name="P1"><text:span text:style-name="T5">... </text:span></text:p>
      <text:p text:style-name="P1"><text:span text:style-name="T5"/></text:p>
      <text:p text:style-name="P1"><text:span text:style-name="T5">INCONVENIENTES</text:span></text:p>
      <text:p text:style-name="P1"><text:span text:style-name="T5"/></text:p>
      <text:p text:style-name="P1"><text:span text:style-name="T5">Mayores requerimientos de seguridad: al no ser necesario acceder físicamente a la red para atacarla, se necesitan implementar mayores medidas de seguridad.</text:span></text:p>
      <text:p text:style-name="P1"><text:span text:style-name="T5">... </text:span></text:p>
      <text:p text:style-name="P1"><text:span text:style-name="T5"/></text:p>
      <text:p text:style-name="P1"><text:span text:style-name="T5">4. Estándares WLAN (IEEE 802.11)</text:span></text:p>
      <text:p text:style-name="P1"><text:span text:style-name="T5"/></text:p>
      <text:p text:style-name="P1"><text:span text:style-name="T5">El IEEE (Instituto de ingenieros eléctricos y electrónicos) desarrolla y publica especificaciones y estándares para las redes inalámbricas en su sección 802.11. Completa para los estándares inalámbricos más importantes la siguiente tabla:</text:span></text:p>
      <text:p text:style-name="P1"><text:span text:style-name="T5"/></text:p>
      <text:p text:style-name="P1"><text:span text:style-name="T5">|---------------|-----------------|-------------------------|-------------------------|---------------------|----------------------|</text:span></text:p>
      <text:p text:style-name="P1"><text:span text:style-name="T5">| <text:s text:c="14"/>| <text:s text:c="16"/>| <text:s text:c="24"/>| <text:s text:c="24"/>| <text:s/>Alcance en metros <text:s/>| Compatibilidada con <text:s/>| <text:s/></text:span></text:p>
      <text:p text:style-name="P1"><text:span text:style-name="T5">| Protocolo IEE | Año publicación | Banda frecuencias (GHz) | Velocidad máxima (Mbps) |---------------------| estándares anteriores|</text:span></text:p>
      <text:p text:style-name="P1"><text:span text:style-name="T5">| <text:s text:c="14"/>| <text:s text:c="16"/>| <text:s text:c="24"/>| <text:s text:c="24"/>|Interiores|exteriores| <text:s text:c="21"/>| <text:s/></text:span></text:p>
      <text:p text:style-name="P1"><text:span text:style-name="T5">|---------------|-----------------|-------------------------|-------------------------|---------------------|----------------------|</text:span></text:p>
      <text:p text:style-name="P1"><text:span text:style-name="T5">|802.11 (legacy)| <text:s text:c="16"/>| <text:s text:c="24"/>| <text:s text:c="24"/>| <text:s text:c="9"/>| <text:s text:c="9"/>| <text:s text:c="21"/>|</text:span></text:p>
      <text:p text:style-name="P1"><text:span text:style-name="T5">|---------------|-----------------|-------------------------|-------------------------|---------------------|----------------------|</text:span></text:p>
      <text:p text:style-name="P1"><text:span text:style-name="T5">| <text:s text:c="4"/>802.11a <text:s text:c="2"/>| <text:s text:c="16"/>| <text:s text:c="24"/>| <text:s text:c="24"/>| <text:s text:c="9"/>| <text:s text:c="9"/>| <text:s text:c="21"/>|</text:span></text:p>
      <text:p text:style-name="P1"><text:soft-page-break/><text:span text:style-name="T5">|---------------|-----------------|-------------------------|-------------------------|---------------------|----------------------|</text:span></text:p>
      <text:p text:style-name="P1"><text:span text:style-name="T5">| <text:s text:c="4"/>802.11b <text:s text:c="2"/>| <text:s text:c="16"/>| <text:s text:c="24"/>| <text:s text:c="24"/>| <text:s text:c="9"/>| <text:s text:c="9"/>| <text:s text:c="21"/>|</text:span></text:p>
      <text:p text:style-name="P1"><text:span text:style-name="T5">|---------------|-----------------|-------------------------|-------------------------|---------------------|----------------------|</text:span></text:p>
      <text:p text:style-name="P1"><text:span text:style-name="T5">| <text:s text:c="4"/>802.11g <text:s text:c="2"/>| <text:s text:c="16"/>| <text:s text:c="24"/>| <text:s text:c="24"/>| <text:s text:c="9"/>| <text:s text:c="9"/>| <text:s text:c="21"/>|</text:span></text:p>
      <text:p text:style-name="P1"><text:span text:style-name="T5">|---------------|-----------------|-------------------------|-------------------------|---------------------|----------------------|</text:span></text:p>
      <text:p text:style-name="P1"><text:span text:style-name="T5">| <text:s text:c="4"/>802.11n <text:s text:c="2"/>| <text:s text:c="16"/>| <text:s text:c="24"/>| <text:s text:c="24"/>| <text:s text:c="9"/>| <text:s text:c="9"/>| <text:s text:c="21"/>|</text:span></text:p>
      <text:p text:style-name="P1"><text:span text:style-name="T5">|---------------|-----------------|-------------------------|-------------------------|---------------------|----------------------|</text:span></text:p>
      <text:p text:style-name="P1"><text:span text:style-name="T5"/></text:p>
      <text:p text:style-name="P1"><text:span text:style-name="T5">5. ¿En que consiste el sello WIFI CERTIFIED?¿Cuando puede utilizarlo un fabricante?</text:span></text:p>
      <text:p text:style-name="P1"><text:span text:style-name="T5"/></text:p>
      <text:p text:style-name="P1"><text:span text:style-name="T5"/></text:p>
      <text:p text:style-name="P1"><text:span text:style-name="T5">6. ¿Qué es un punto de acceso (AP)?¿Cuáles son sus funciones?</text:span></text:p>
      <text:p text:style-name="P1"><text:span text:style-name="T5"/></text:p>
      <text:p text:style-name="P1"><text:span text:style-name="T5">Definición: </text:span></text:p>
      <text:p text:style-name="P1"><text:span text:style-name="T5"/></text:p>
      <text:p text:style-name="P1"><text:span text:style-name="T5">Funciones:</text:span></text:p>
      <text:p text:style-name="P1"><text:span text:style-name="T5"/></text:p>
      <text:p text:style-name="P1"><text:span text:style-name="T5">Publicar una WLAN para que puedan conectarse a ella el resto de estaciones y equipos</text:span></text:p>
      <text:p text:style-name="P1"><text:span text:style-name="T5">...</text:span></text:p>
      <text:p text:style-name="P1"><text:span text:style-name="T5"/></text:p>
      <text:p text:style-name="P1"><text:span text:style-name="T5">7. Dentro de las redes WLAN, describe en que consiste un dispositivo multifunción. ¿En qué se diferencian de los puntos de acceso?</text:span></text:p>
      <text:p text:style-name="P1"><text:span text:style-name="T5"/></text:p>
      <text:p text:style-name="P1"><text:span text:style-name="T5"/></text:p>
      <text:p text:style-name="P1"><text:span text:style-name="T5">8. Modos de operación y tipos de redes.</text:span></text:p>
      <text:p text:style-name="P1"><text:span text:style-name="T5"/></text:p>
      <text:p text:style-name="P1"><text:span text:style-name="T5">El estándar <text:s/>IEEE 802.11 define dos modos de operación para las estaciones ad hoc e infraestructura que, a su vez, definen dos tipos de redes totalmente distintas, inserta para cada una de ellas una descripción y la URL de una o varias imágenes de un esquema de red que las describa:</text:span></text:p>
      <text:p text:style-name="P1"><text:span text:style-name="T5"/></text:p>
      <text:p text:style-name="P1"><text:span text:style-name="T5">REDES AD HOC</text:span></text:p>
      <text:p text:style-name="P1"><text:span text:style-name="T5"/></text:p>
      <text:p text:style-name="P1"><text:span text:style-name="T5">descripción:</text:span></text:p>
      <text:p text:style-name="P1"><text:span text:style-name="T5"/></text:p>
      <text:p text:style-name="P1"><text:span text:style-name="T5">esquemas de red:</text:span></text:p>
      <text:p text:style-name="P1"><text:span text:style-name="T5"/></text:p>
      <text:p text:style-name="P1"><text:span text:style-name="T5"/></text:p>
      <text:p text:style-name="P1"><text:span text:style-name="T5">REDES EN INFRAESTRUCTURA</text:span></text:p>
      <text:p text:style-name="P1"><text:span text:style-name="T5"/></text:p>
      <text:p text:style-name="P1"><text:span text:style-name="T5">descripción:</text:span></text:p>
      <text:p text:style-name="P1"><text:span text:style-name="T5"/></text:p>
      <text:p text:style-name="P1"><text:span text:style-name="T5">esquemas de red:</text:span></text:p>
      <text:p text:style-name="P1"><text:span text:style-name="T5"/></text:p>
      <text:p text:style-name="P1"><text:span text:style-name="T5"/></text:p>
      <text:p text:style-name="P1"><text:span text:style-name="T5">9. Bandas de frecuencia ISM</text:span></text:p>
      <text:p text:style-name="P1"><text:soft-page-break/><text:span text:style-name="T5"/></text:p>
      <text:p text:style-name="P1"><text:span text:style-name="T5">Las redes locales inalámbricas utilizan para transmitir las denominadas bandas de frecuencia ISM. </text:span></text:p>
      <text:p text:style-name="P1"><text:span text:style-name="T5"/></text:p>
      <text:p text:style-name="P1"><text:span text:style-name="T5">Describe en que consisten las bandas de frecuencia ISM:</text:span></text:p>
      <text:p text:style-name="P1"><text:span text:style-name="T5"/></text:p>
      <text:p text:style-name="P1"><text:span text:style-name="T5"/></text:p>
      <text:p text:style-name="P1"><text:span text:style-name="T5">¿Con qué potencia máxima se puede emitir en la banda frecuencias ISM en España?</text:span></text:p>
      <text:p text:style-name="P1"><text:span text:style-name="T5"/></text:p>
      <text:p text:style-name="P1"><text:span text:style-name="T5"/></text:p>
      <text:p text:style-name="P1"><text:span text:style-name="T5">Para el resto de bandas de radiofrecuencias ¿Qué requisitos se han de cumplir en España, en general, para poder utilizarlas?</text:span></text:p>
      <text:p text:style-name="P1"><text:span text:style-name="T5"/></text:p>
      <text:p text:style-name="P1"><text:span text:style-name="T5"/></text:p>
      <text:p text:style-name="P1"><text:span text:style-name="T5">10. Efectos que hacen disminuir la potencia de la señal inalámbrica</text:span></text:p>
      <text:p text:style-name="P1"><text:span text:style-name="T5"/></text:p>
      <text:p text:style-name="P1"><text:span text:style-name="T5">Existen una serie de efectos que tienden a atenuar la potencia de la señal en su propagación en el espacio. Algunos de ellos son los siguientes, descríbelos:</text:span></text:p>
      <text:p text:style-name="P1"><text:span text:style-name="T5"/></text:p>
      <text:p text:style-name="P1"><text:span text:style-name="T5">Atenuación: </text:span></text:p>
      <text:p text:style-name="P1"><text:span text:style-name="T5">Dispersión: </text:span></text:p>
      <text:p text:style-name="P1"><text:span text:style-name="T5">Ruido: </text:span></text:p>
      <text:p text:style-name="P1"><text:span text:style-name="T5">Interferencias: </text:span></text:p>
      <text:p text:style-name="P1"><text:span text:style-name="T5"/></text:p>
      <text:p text:style-name="P1"><text:span text:style-name="T5"/></text:p>
      <text:p text:style-name="P1"><text:span text:style-name="T5">11. ¿Por qué motivo nos puede interesar disminuir la potencia con la que emite un dispositivo inalámbrico?</text:span></text:p>
      <text:p text:style-name="P1"><text:span text:style-name="T5"/></text:p>
      <text:p text:style-name="P1"><text:span text:style-name="T5"/></text:p>
      <text:p text:style-name="P1"><text:span text:style-name="T5">12. ¿Qué otro tipo de tecnologías utilizan el mismo tipo de ondas que las redes locales inalámbricas, pudiendo así crear interferencias o provocar malfuncionamiento de los dispositivos WLAN?</text:span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>13. Aunque los 54 Mbps existían en la redes IEEE 802.11 en España desde 1999, ¿Por qué en España no se utilizaron hasta el 2003?</text:span></text:p>
      <text:p text:style-name="P1"><text:span text:style-name="T5"/></text:p>
      <text:p text:style-name="P1"><text:span text:style-name="T5"/></text:p>
      <text:p text:style-name="P1"><text:span text:style-name="T5">14. Antenas</text:span></text:p>
      <text:p text:style-name="P1"><text:span text:style-name="T5"/></text:p>
      <text:p text:style-name="P1"><text:span text:style-name="T5">La emisión y recepción de señales electromagnéticas en los dispositivos WLAN se lleva a cabo mediante antenas, por tanto, todos ellos tienen como mínimo una antena.</text:span></text:p>
      <text:p text:style-name="P1"><text:span text:style-name="T5"/></text:p>
      <text:p text:style-name="P1"><text:span text:style-name="T5">Describe los siguientes parámetros que describen las antenas:</text:span></text:p>
      <text:p text:style-name="P1"><text:span text:style-name="T5"/></text:p>
      <text:p text:style-name="P1"><text:span text:style-name="T5">Direccionabilidad: </text:span></text:p>
      <text:p text:style-name="P1"><text:span text:style-name="T5"/></text:p>
      <text:p text:style-name="P1"><text:span text:style-name="T5">Ganancia:</text:span></text:p>
      <text:p text:style-name="P1"><text:span text:style-name="T5"/></text:p>
      <text:p text:style-name="P1"><text:span text:style-name="T5">Eficiencia de la antena:</text:span></text:p>
      <text:p text:style-name="P1"><text:span text:style-name="T5"/></text:p>
      <text:p text:style-name="P1"><text:span text:style-name="T5">15 Tipos de antenas</text:span></text:p>
      <text:p text:style-name="P1"><text:soft-page-break/><text:span text:style-name="T5"/></text:p>
      <text:p text:style-name="P1"><text:span text:style-name="T5">En función de de como se propaga la señal en el espacio (direccionabililidad) existen diferentes tipos de antenas. Descrie los siguientes tipos e inserta la URL de una imagen que la describa:</text:span></text:p>
      <text:p text:style-name="P1"><text:span text:style-name="T5"/></text:p>
      <text:p text:style-name="P1"><text:span text:style-name="T5">Isotrópicas</text:span></text:p>
      <text:p text:style-name="P1"><text:span text:style-name="T5">Descripción: </text:span></text:p>
      <text:p text:style-name="P1"><text:span text:style-name="T5">Imagen: </text:span></text:p>
      <text:p text:style-name="P1"><text:span text:style-name="T5">Omnidireccionales</text:span></text:p>
      <text:p text:style-name="P1"><text:span text:style-name="T5">Descripción: </text:span></text:p>
      <text:p text:style-name="P1"><text:span text:style-name="T5">Imagen: </text:span></text:p>
      <text:p text:style-name="P1"><text:span text:style-name="T5">Unidireccionales</text:span></text:p>
      <text:p text:style-name="P1"><text:span text:style-name="T5">Descripción: </text:span></text:p>
      <text:p text:style-name="P1"><text:span text:style-name="T5">Imagen: </text:span></text:p>
      <text:p text:style-name="P1"><text:span text:style-name="T5">Bidireccionales</text:span></text:p>
      <text:p text:style-name="P1"><text:span text:style-name="T5">Descripción: </text:span></text:p>
      <text:p text:style-name="P1"><text:span text:style-name="T5">Imagen: </text:span></text:p>
      <text:p text:style-name="P1"><text:span text:style-name="T5">Sectoriales</text:span></text:p>
      <text:p text:style-name="P1"><text:span text:style-name="T5">Descripción: </text:span></text:p>
      <text:p text:style-name="P1"><text:span text:style-name="T5">Imagen: </text:span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>RECURSOS</text:span></text:p>
      <text:p text:style-name="P1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/>
    <style:font-face style:name="OpenSymbol" svg:font-family="OpenSymbol"/>
    <style:font-face style:name="monospace" svg:font-family="monospace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="100%" fo:margin-left="0cm" fo:margin-right="0cm" fo:margin-top="0cm" fo:margin-bottom="0cm" style:contextual-spacing="false" fo:line-height="100%" fo:text-align="start" style:justify-single-word="false" fo:widows="2" fo:text-indent="0cm" style:auto-text-indent="false" fo:background-color="transparent">
        <style:background-image/>
      </style:paragraph-properties>
      <style:text-properties fo:color="#000000" style:font-name="Liberation Serif" fo:font-size="12pt" fo:font-weight="normal" fo:background-color="transparen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799cm" fo:margin-top="2.799cm" fo:margin-bottom="2.799cm" fo:margin-left="2.799cm" fo:margin-right="2.7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13-05-28T11:25:57</meta:creation-date>
    <meta:editing-duration>P0D</meta:editing-duration>
    <meta:editing-cycles>2</meta:editing-cycles>
    <meta:initial-creator>ivan </meta:initial-creator>
    <dc:date>2013-05-28T11:27:25</dc:date>
    <dc:creator>ivan </dc:creator>
    <meta:document-statistic meta:table-count="0" meta:image-count="0" meta:object-count="0" meta:page-count="5" meta:paragraph-count="111" meta:word-count="935" meta:character-count="7272" meta:non-whitespace-character-count="5746"/>
  </office:meta>
</office:document-meta>
</file>